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2.966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10.5cm"/>
    </style:style>
    <style:style style:name="gr3" style:family="graphic" style:parent-style-name="standard">
      <style:graphic-properties draw:textarea-horizontal-align="justify" draw:textarea-vertical-align="middle" draw:auto-grow-height="false" fo:min-height="4.134cm" fo:min-width="10.178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9cm" svg:height="3.1cm" svg:x="2.2cm" svg:y="3.8cm">
          <text:p text:style-name="P1">Aux utilisateu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.9cm" svg:height="3.1cm" svg:x="12.7cm" svg:y="3.9cm">
          <text:p text:style-name="P1">Aux attrac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1cm" svg:height="2.8cm" svg:x="4.2cm" svg:y="10.4cm">
          <text:p text:style-name="P1">Parc communal pour enfant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5.1cm" svg:height="6.2cm" svg:x="2.2cm" svg:y="16.5cm">
          <text:p text:style-name="P1">Rendre plus ludique les parcs communaux </text:p>
          <text:p text:style-name="P1">pour enfant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draw:line-skew="2.811cm" svg:x1="4.65cm" svg:y1="6.9cm" svg:x2="15.15cm" svg:y2="7cm" draw:start-shape="id1" draw:start-glue-point="8" draw:end-shape="id2" draw:end-glue-point="8" svg:d="M4650 6900c0 5119 10500 5069 10500 100" svg:viewBox="0 0 10501 3834">
          <text:p/>
        </draw:connector>
        <draw:connector draw:style-name="gr4" draw:text-style-name="P2" draw:layer="layout" draw:type="curve" draw:line-skew="4.186cm" svg:x1="14.666cm" svg:y1="8.681cm" svg:x2="9.75cm" svg:y2="16.5cm" draw:end-shape="id3" svg:d="M14666 8681c0 11767-4916 7858-4916 7819" svg:viewBox="0 0 4917 847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3:34:34.389000000</meta:creation-date>
    <dc:date>2018-11-12T13:43:18.348000000</dc:date>
    <meta:editing-duration>PT8M47S</meta:editing-duration>
    <meta:editing-cycles>1</meta:editing-cycles>
    <meta:document-statistic meta:object-count="6"/>
    <meta:generator>LibreOffice/5.4.1.2$Windows_X86_64 LibreOffice_project/ea7cb86e6eeb2bf3a5af73a8f7777ac570321527</meta:generator>
  </office:meta>
</office:document-meta>
</file>